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085cm" fo:margin-left="-0.028cm" table:align="left" style:writing-mode="lr-tb"/>
    </style:style>
    <style:style style:name="Table1.A" style:family="table-column">
      <style:table-column-properties style:column-width="15.08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a1" style:family="table">
      <style:table-properties style:width="10.629cm" table:align="center" style:writing-mode="lr-tb"/>
    </style:style>
    <style:style style:name="Tabla1.A" style:family="table-column">
      <style:table-column-properties style:column-width="10.629cm"/>
    </style:style>
    <style:style style:name="Tabla1.1" style:family="table-row">
      <style:table-row-properties style:min-row-height="1.374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normal" fo:background-color="transparent" style:font-name-asian="Times New Roman1" style:font-size-asian="8pt" style:language-asian="pt" style:country-asian="BR" style:font-weight-asian="normal" style:font-name-complex="Arial2" style:font-size-complex="8pt" style:font-style-complex="italic" style:font-weight-complex="normal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14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5" style:family="paragraph" style:parent-style-name="Header">
      <style:paragraph-properties fo:margin-top="0cm" fo:margin-bottom="0cm" fo:line-height="100%" fo:text-align="end" style:justify-single-word="false"/>
    </style:style>
    <style:style style:name="P16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1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</style:style>
    <style:style style:name="P18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</style:style>
    <style:style style:name="P1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21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4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style="italic" fo:font-weight="bold" style:font-size-asian="10pt" style:font-style-asian="italic" style:font-weight-asian="bold" style:font-name-complex="Arial2" style:font-size-complex="10pt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</style:style>
    <style:style style:name="P38" style:family="paragraph" style:parent-style-name="Standard">
      <style:paragraph-properties fo:margin-top="0cm" fo:margin-bottom="0cm" fo:line-height="100%" fo:text-align="justify" style:justify-single-word="false"/>
    </style:style>
    <style:style style:name="P3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  <style:tab-stop style:position="1.251cm"/>
          <style:tab-stop style:position="1.501cm"/>
        </style:tab-stops>
      </style:paragraph-properties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4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43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4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4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4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4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left="0.75cm" fo:margin-right="0cm" fo:text-align="justify" style:justify-single-word="false" fo:text-indent="0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51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2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53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54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55" style:family="paragraph" style:parent-style-name="Text_20_body">
      <style:paragraph-properties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58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font-style="italic" style:font-size-asian="10pt" style:font-style-asian="italic" style:font-name-complex="Arial2" style:font-size-complex="10pt"/>
    </style:style>
    <style:style style:name="P59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1" fo:font-size="10pt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60" style:family="paragraph" style:parent-style-name="Standard">
      <style:paragraph-properties fo:margin-left="3.747cm" fo:margin-right="0cm" fo:margin-top="0cm" fo:margin-bottom="0cm" fo:line-height="100%" fo:text-align="center" style:justify-single-word="false" fo:text-indent="-3.747cm" style:auto-text-indent="false"/>
    </style:style>
    <style:style style:name="P61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language="pt" fo:country="BR"/>
    </style:style>
    <style:style style:name="P62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6" style:family="text">
      <style:text-properties style:font-name="Arial1" fo:font-size="10pt" fo:language="en" fo:country="US" style:font-size-asian="10pt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0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11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12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13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14" style:family="text">
      <style:text-properties style:font-name="Arial1" fo:font-size="10pt" fo:font-style="normal" style:text-underline-style="none" fo:font-weight="bold" style:font-name-asian="Times New Roman1" style:font-size-asian="10pt" style:language-asian="pt" style:country-asian="BR" style:font-style-asian="normal" style:font-weight-asian="bold" style:font-name-complex="Arial2" style:font-size-complex="10pt" style:font-style-complex="normal" style:font-weight-complex="normal"/>
    </style:style>
    <style:style style:name="T15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6" style:family="text">
      <style:text-properties style:font-name="Arial1" fo:font-size="10pt" fo:background-color="transparent" style:font-size-asian="10pt" style:font-name-complex="Arial2" style:font-size-complex="10pt"/>
    </style:style>
    <style:style style:name="T17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18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19" style:family="text">
      <style:text-properties fo:color="#000000" style:font-name="Arial1" fo:font-size="10pt" fo:background-color="transparent" style:font-size-asian="10pt" style:font-name-complex="Arial2" style:font-size-complex="10pt" style:font-weight-complex="bold"/>
    </style:style>
    <style:style style:name="T20" style:family="text">
      <style:text-properties fo:color="#000000"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21" style:family="text">
      <style:text-properties fo:font-style="italic" style:text-underline-style="none" fo:font-weight="normal" style:font-style-asian="italic" style:font-weight-asian="normal" style:font-style-complex="italic" style:font-weight-complex="bold"/>
    </style:style>
    <style:style style:name="T22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2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2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25" style:family="text">
      <style:text-properties fo:font-variant="normal" fo:text-transform="none" fo:color="#000000" style:font-name="Arial1" fo:letter-spacing="normal" fo:language="en" fo:country="US" fo:font-style="normal" style:text-underline-style="none" fo:font-weight="bold" style:font-weight-asian="bold" style:font-style-complex="italic" style:font-weight-complex="bold"/>
    </style:style>
    <style:style style:name="T26" style:family="text">
      <style:text-properties fo:font-variant="normal" fo:text-transform="none" fo:color="#000000" style:font-name="Arial1" fo:letter-spacing="normal" fo:language="en" fo:country="US" fo:font-style="normal" style:text-underline-style="none" style:font-style-complex="italic"/>
    </style:style>
    <style:style style:name="T27" style:family="text">
      <style:text-properties fo:font-variant="normal" fo:text-transform="none" fo:color="#000000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style-complex="italic"/>
    </style:style>
    <style:style style:name="T28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29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30" style:family="text">
      <style:text-properties fo:font-size="10pt" style:font-size-asian="10pt" style:font-name-complex="Arial2" style:font-size-complex="10pt"/>
    </style:style>
    <style:style style:name="T31" style:family="text">
      <style:text-properties fo:font-size="10pt" style:font-size-asian="10pt" style:font-name-complex="Arial2" style:font-size-complex="10pt" style:font-weight-complex="bold"/>
    </style:style>
    <style:style style:name="T32" style:family="text">
      <style:text-properties fo:font-size="10pt" style:text-underline-style="none" style:font-size-asian="10pt" style:font-name-complex="Arial2" style:font-size-complex="10pt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INFORMAÇÕES E DOCUMENTOS EXIGIDOS ANEXOS AO REQUERIMENTO </text:p>
      <text:p text:style-name="P16"><text:span text:style-name="T3">ANEXO II, ITEM 23 DO DECRETO 4.074/02 E ALTERADO PELO </text:span><text:span text:style-name="T17">DEC. 5.981/06</text:span></text:p>
      <text:p text:style-name="P22"/>
      <text:p text:style-name="P22"/>
      <text:p text:style-name="P37"><text:span text:style-name="T5">PRODUTO FORMULADO A BASE</text:span><text:span text:style-name="T18"> DE PRODUTO TÉCNICO EQUIVALENTE</text:span></text:p>
      <text:p text:style-name="P4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">23.1. Relatório de estudos de propriedades físico-químicas;</text:p>
            <text:p text:style-name="P25"/>
            <text:p text:style-name="P19">C.1 - Estado físico, aspecto, cor e odor </text:p>
            <text:p text:style-name="P26"/>
            <text:p text:style-name="P5"><text:placeholder text:placeholder-type="text">&lt;for each="study in studies(o, 'Estado Físico, aspecto, cor e odor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2"><text:span text:style-name="T23">Ref.:</text:span><text:span text:style-name="T22"> </text:span><text:span text:style-name="T24"><text:placeholder text:placeholder-type="text">&lt;study.reference&gt;</text:placeholder></text:span><text:span text:style-name="T24">, </text:span><text:span text:style-name="T24"><text:placeholder text:placeholder-type="text">&lt;study.name&gt;</text:placeholder></text:span><text:span text:style-name="T24">,</text:span><text:span text:style-name="T24"><text:placeholder text:placeholder-type="text">&lt;study.laboratory_id.name&gt;</text:placeholder></text:span><text:span text:style-name="T24">, </text:span><text:span text:style-name="T24"><text:placeholder text:placeholder-type="text">&lt;study.director_author_id.name&gt;</text:placeholder></text:span><text:span text:style-name="T24">, </text:span><text:span text:style-name="T24"><text:placeholder text:placeholder-type="text">&lt;study.number_of_pages&gt;</text:placeholder></text:span><text:span text:style-name="T24"> pag, </text:span><text:span text:style-name="T24"><text:placeholder text:placeholder-type="text">&lt;if test="study.end_date"&gt;</text:placeholder></text:span><text:span text:style-name="T24"><text:placeholder text:placeholder-type="text">&lt;formatLang(study.end_date,date=True)&gt;</text:placeholder></text:span><text:span text:style-name="T24"><text:placeholder text:placeholder-type="text">&lt;/if&gt;</text:placeholder></text:span><text:span text:style-name="T22"> </text:span></text:p>
            <text:p text:style-name="P49"/>
            <text:p text:style-name="P27"><text:placeholder text:placeholder-type="text">&lt;/for&gt;</text:placeholder></text:p>
            <text:p text:style-name="P20">C.8 - Solubilidade/Miscibilidade </text:p>
            <text:p text:style-name="P26"/>
            <text:p text:style-name="P5"><text:placeholder text:placeholder-type="text">&lt;for each="study in studies(o, 'Solubilidade/Miscibilidade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20">C.9 - pH </text:p>
            <text:p text:style-name="P26"/>
            <text:p text:style-name="P5"><text:placeholder text:placeholder-type="text">&lt;for each="study in studies(o, 'pH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20">C.15 - Densidade </text:p>
            <text:p text:style-name="P26"/>
            <text:p text:style-name="P5"><text:placeholder text:placeholder-type="text">&lt;for each="study in studies(o, 'Densidade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20">C.16 - Tensão Superficial </text:p>
            <text:p text:style-name="P26"/>
            <text:p text:style-name="P5"><text:placeholder text:placeholder-type="text">&lt;for each="study in studies(o, 'Tensão superficial de soluções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17"><text:bookmark-start text:name="bkmC17C181"/><field:fieldmark-start text:name="__Fieldmark__80418_636580525" field:type="vnd.oasis.opendocument.field.FORMTEXT"/><text:span text:style-name="T8">C.17 - Viscosidade </text:span><field:fieldmark-end/><text:bookmark-end text:name="bkmC17C181"/></text:p>
            <text:p text:style-name="P26"/>
            <text:p text:style-name="P5"><text:placeholder text:placeholder-type="text">&lt;for each="study in studies(o, 'Viscosidade')"&gt;</text:placeholder></text:p>
            <text:p text:style-name="P48"><text:soft-page-break/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20">C.19 - Corrosividade </text:p>
            <text:p text:style-name="P26"/>
            <text:p text:style-name="P5"><text:placeholder text:placeholder-type="text">&lt;for each="study in studies(o, 'Corrosividade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19">C.20 - Estabilidade Térmica e ao Ar </text:p>
            <text:p text:style-name="P26"/>
            <text:p text:style-name="P5"><text:placeholder text:placeholder-type="text">&lt;for each="study in studies(o, 'Estabilidade Térmica e ao Ar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20">C.21 - Ponto de Fulgor </text:p>
            <text:p text:style-name="P26"/>
            <text:p text:style-name="P8"><text:span text:style-name="T10"><text:s/></text:span><text:span text:style-name="T10"><text:placeholder text:placeholder-type="text">&lt;for each="study in studies(o, 'Ponto de Fulgor')"&gt;</text:placeholder></text:span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5">23.2. Relatório de estudos de dados relativos à toxicidade para microorganismos, microcrustáceos, peixes, algas, organismos de solo, aves, plantas e insetos não-alvo;</text:p>
            <text:p text:style-name="P25"/>
            <text:p text:style-name="P18"><text:span text:style-name="T2">D.1 - <text:s/>Microrganismos – Ciclo do Nitrogênio</text:span><text:span text:style-name="T11"> </text:span></text:p>
            <text:p text:style-name="P26"/>
            <text:p text:style-name="P5"><text:placeholder text:placeholder-type="text">&lt;for each="study in studies(o, 'Toxicidade para microorganismos - Ciclo de Nitrogênio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30"><text:placeholder text:placeholder-type="text">&lt;/for&gt;</text:placeholder></text:p>
            <text:p text:style-name="P18"><text:span text:style-name="T2">D.1 - <text:s/>Microrganismos – Ciclo do Carbono</text:span><text:span text:style-name="T11"> </text:span></text:p>
            <text:p text:style-name="P26"/>
            <text:p text:style-name="P5"><text:placeholder text:placeholder-type="text">&lt;for each="study in studies(o, 'Toxicidade para microorganismos - Ciclo do Carbono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31"><text:placeholder text:placeholder-type="text">&lt;/for&gt;</text:placeholder></text:p>
            <text:p text:style-name="P21"><text:soft-page-break/>D.2 - Algas </text:p>
            <text:p text:style-name="P26"/>
            <text:p text:style-name="P5"><text:placeholder text:placeholder-type="text">&lt;for each="study in studies(o, 'Toxicidade para algas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32"><text:placeholder text:placeholder-type="text">&lt;/for&gt;</text:placeholder></text:p>
            <text:p text:style-name="P55">D.3 - Organismos do solo </text:p>
            <text:p text:style-name="P26"/>
            <text:p text:style-name="P5"><text:placeholder text:placeholder-type="text">&lt;for each="study in studies(o, 'Toxicidade para organismos do solo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32"><text:placeholder text:placeholder-type="text">&lt;/for&gt;</text:placeholder></text:p>
            <text:p text:style-name="P21">D.4 - Abelhas </text:p>
            <text:p text:style-name="P26"/>
            <text:p text:style-name="P5"><text:placeholder text:placeholder-type="text">&lt;for each="study in studies(o, 'Toxicidade para abelhas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32"><text:placeholder text:placeholder-type="text">&lt;/for&gt;</text:placeholder></text:p>
            <text:p text:style-name="P20">D.5.1 - Microcrustáceos Agudo </text:p>
            <text:p text:style-name="P26"/>
            <text:p text:style-name="P5"><text:placeholder text:placeholder-type="text">&lt;for each="study in studies(o, 'Toxicidade aguda para microcrustáceos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33"><text:placeholder text:placeholder-type="text">&lt;/for&gt;</text:placeholder></text:p>
            <text:p text:style-name="P21">D.6.1 - Peixes Agudo </text:p>
            <text:p text:style-name="P26"/>
            <text:p text:style-name="P5"><text:placeholder text:placeholder-type="text">&lt;for each="study in studies(o, 'Toxicidade aguda para peixes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34"><text:placeholder text:placeholder-type="text">&lt;/for&gt;</text:placeholder></text:p>
            <text:p text:style-name="P21">D.8.1 - Aves Dose única.</text:p>
            <text:p text:style-name="P26"/>
            <text:p text:style-name="P5"><text:placeholder text:placeholder-type="text">&lt;for each="study in studies(o, 'Toxicidade dose única (aves)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35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5">23.3. Relatório de estudos de dados relativos à toxicidade para animais superiores;</text:p>
            <text:p text:style-name="P25"/>
            <text:p text:style-name="P19"><text:soft-page-break/>F.1.1.1 - Avaliação da dose letal 50 aguda oral. </text:p>
            <text:p text:style-name="P26"/>
            <text:p text:style-name="P5"><text:placeholder text:placeholder-type="text">&lt;for each="study in studies(o, 'Toxicidade oral aguda para ratos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19">F.2 - Avaliação da concentração letal 5O inalatória. </text:p>
            <text:p text:style-name="P26"/>
            <text:p text:style-name="P5"><text:placeholder text:placeholder-type="text">&lt;for each="study in studies(o, 'Toxicidade inalatória aguda para ratos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8"><text:placeholder text:placeholder-type="text">&lt;/for&gt;</text:placeholder></text:p>
            <text:p text:style-name="P19">F.3.1 - Avaliação da dose letal 50 aguda dermal. </text:p>
            <text:p text:style-name="P26"/>
            <text:p text:style-name="P5"><text:placeholder text:placeholder-type="text">&lt;for each="study in studies(o, 'Toxicidade cutânea aguda para ratos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20">F.3.4 - Avaliação de lesões cutâneas. </text:p>
            <text:p text:style-name="P26"/>
            <text:p text:style-name="P5"><text:placeholder text:placeholder-type="text">&lt;for each="study in studies(o, 'Irritação cutânea primária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17"><text:span text:style-name="T8">F.4 - Avaliação de lesões oculares.</text:span><text:span text:style-name="T6"> </text:span></text:p>
            <text:p text:style-name="P26"/>
            <text:p text:style-name="P5"><text:placeholder text:placeholder-type="text">&lt;for each="study in studies(o, 'Irritação ocular curto prazo (coelhos)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5">23.4. Relatório de estudos de dados relativos ao potencial mutagênico;</text:p>
            <text:p text:style-name="P25"/>
            <text:p text:style-name="P20">G.1.1 - Procariontes </text:p>
            <text:p text:style-name="P26"/>
            <text:p text:style-name="P5"><text:placeholder text:placeholder-type="text">&lt;for each="study in studies(o, 'Potencial genotóxico para procariontes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7"><text:placeholder text:placeholder-type="text">&lt;/for&gt;</text:placeholder></text:p>
            <text:p text:style-name="P20"><text:soft-page-break/>G.1.2 - Eucariontes. </text:p>
            <text:p text:style-name="P38"/>
            <text:p text:style-name="P5"><text:placeholder text:placeholder-type="text">&lt;for each="study in studies(o, 'Potencial genotóxico para eucariontes')"&gt;</text:placeholder></text:p>
            <text:p text:style-name="P48"><text:span text:style-name="T28">Resultado:</text:span><text:span text:style-name="T30"> </text:span><text:span text:style-name="T32"><text:placeholder text:placeholder-type="text">&lt;insert_html(study.result_pt)&gt;</text:placeholder></text:span></text:p>
            <text:p text:style-name="P3"><text:span text:style-name="T25">Ref.:</text:span><text:span text:style-name="T26"> </text:span><text:span text:style-name="T27"><text:placeholder text:placeholder-type="text">&lt;study.reference&gt;</text:placeholder></text:span><text:span text:style-name="T27">, </text:span><text:span text:style-name="T27"><text:placeholder text:placeholder-type="text">&lt;study.name&gt;</text:placeholder></text:span><text:span text:style-name="T27">,</text:span><text:span text:style-name="T27"><text:placeholder text:placeholder-type="text">&lt;study.laboratory_id.name&gt;</text:placeholder></text:span><text:span text:style-name="T27">, </text:span><text:span text:style-name="T27"><text:placeholder text:placeholder-type="text">&lt;study.director_author_id.name&gt;</text:placeholder></text:span><text:span text:style-name="T27">, </text:span><text:span text:style-name="T27"><text:placeholder text:placeholder-type="text">&lt;study.number_of_pages&gt;</text:placeholder></text:span><text:span text:style-name="T27"> pag, </text:span><text:span text:style-name="T27"><text:placeholder text:placeholder-type="text">&lt;if test="study.end_date"&gt;</text:placeholder></text:span><text:span text:style-name="T27"><text:placeholder text:placeholder-type="text">&lt;formatLang(study.end_date,date=True)&gt;</text:placeholder></text:span><text:span text:style-name="T27"><text:placeholder text:placeholder-type="text">&lt;/if&gt;</text:placeholder></text:span><text:span text:style-name="T26"> </text:span></text:p>
            <text:p text:style-name="P4"/>
            <text:p text:style-name="P29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5">23.5. Método analítico e sua sensibilidade para determinação de resíduos de agrotóxico, para fins de monitoramento e fiscalização; (Anexo 23.5)</text:p>
            <text:p text:style-name="P24"/>
            <text:p text:style-name="P56"><text:bookmark-start text:name="bkmComResiduo"/>Trata-se de registro de Produto Formulado com base em Produto Técnico Equivalente, e, segundo o Decreto Nº 5.981, de 06 de dezembro de 2006:</text:p>
            <text:p text:style-name="P50"/>
            <text:p text:style-name="P57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57">I - mesmo tipo de formulação;</text:p>
            <text:p text:style-name="P57">II - mesmas indicações de culturas e modalidades de emprego já registradas;</text:p>
            <text:p text:style-name="P57">III - aplicação de quantidade igual ou inferior de ingrediente ativo durante o ciclo ou safra da cultura; e</text:p>
            <text:p text:style-name="P57">IV - intervalo de segurança igual ou superior.<text:bookmark-end text:name="bkmComResiduo"/><text:bookmark-start text:name="bkmSemResiduo"/></text:p>
            <text:p text:style-name="P51"><text:span text:style-name="T21"><text:placeholder text:placeholder-type="text">&lt;for each="ing in cqqs(o,'chemical')"&gt;</text:placeholder></text:span><text:span text:style-name="T21"> <text:s text:c="2"/></text:span><text:bookmark-start text:name="Bookmark"/></text:p>
            <text:p text:style-name="P38"><text:span text:style-name="T2">Segue anexo “Método analítico para determinação de resíduos de</text:span><text:span text:style-name="T12"> </text:span><text:span text:style-name="T13"><text:placeholder text:placeholder-type="text">&lt;ing.ingredient_id.name&gt;</text:placeholder></text:span><text:span text:style-name="T13"> </text:span><text:span text:style-name="T14">e</text:span><text:span text:style-name="T2">m diversas culturas”</text:span></text:p>
            <text:p text:style-name="P14"><text:placeholder text:placeholder-type="text">&lt;/for&gt;</text:placeholder></text:p>
            <text:p text:style-name="P36"><text:s/><text:bookmark-end text:name="bkmSemResiduo"/><text:bookmark-end text:name="Bookmark"/></text:p>
          </table:table-cell>
        </table:table-row>
        <table:table-row table:style-name="Table1.1">
          <table:table-cell table:style-name="Table1.A1" office:value-type="string">
            <text:p text:style-name="P25">23.6. Informações referentes à sua compatibilidade com outros produtos.</text:p>
            <text:p text:style-name="P10"/>
            <text:p text:style-name="P10"><text:placeholder text:placeholder-type="text">&lt;for each="inf in informations(o, 'Testes e informações referentes a sua compatibilidade com outros produtos')"&gt;</text:placeholder></text:p>
            <text:p text:style-name="P11"><text:placeholder text:placeholder-type="text">&lt;insert_html(inf)&gt;</text:placeholder></text:p>
            <text:p text:style-name="P11"/>
            <text:p text:style-name="P9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3">23.7 Outros dados, informações ou documentos exigidos em normas complementares.</text:p>
            <text:p text:style-name="P23"/>
            <text:p text:style-name="P7"/>
            <text:p text:style-name="P58">Seguem anexos à capa deste relatório:</text:p>
            <text:p text:style-name="P59"/>
            <text:p text:style-name="P13"><text:placeholder text:placeholder-type="text">&lt;for each="tax in taxes(o, partner_ref='MAPA')"&gt;</text:placeholder></text:p>
            <text:p text:style-name="P39"><text:span text:style-name="T1"><text:tab/><text:tab/></text:span><text:bookmark-start text:name="Bookmark1"/><text:span text:style-name="T1">- Peticionamento Eletrônico nº </text:span><text:span text:style-name="T16"><text:s/></text:span><text:span text:style-name="T15"><text:placeholder text:placeholder-type="text">&lt;tax.reference&gt;</text:placeholder></text:span><text:span text:style-name="T1"> gerado no Sistema de Serviços On-line</text:span></text:p>
            <text:p text:style-name="P38"><text:span text:style-name="T1"><text:tab/>- Comprovante de pagamento da taxa de Check-list, no valor de R</text:span><text:span text:style-name="T19">$ </text:span><text:span text:style-name="T20"><text:placeholder text:placeholder-type="text">&lt;tax.amount&gt;</text:placeholder></text:span></text:p>
            <text:p text:style-name="P41"><text:tab/>- Justificativa entre o requerimeto físico e o requerimento eletrônico.</text:p>
            <text:p text:style-name="P41"><text:soft-page-break/></text:p>
            <text:p text:style-name="P12"><text:placeholder text:placeholder-type="text">&lt;/for&gt;</text:placeholder></text:p>
            <text:p text:style-name="P41"><text:bookmark-end text:name="Bookmark1"/><text:tab/></text:p>
            <text:p text:style-name="P17"><text:span text:style-name="T3">Metodologia validada para determinação de teor de ingrediente ativo, de acordo com a ABNT ou norma internacionalmente reconhecida: </text:span><text:span text:style-name="T4">(Anexo 23.7.1)</text:span></text:p>
            <text:p text:style-name="P6"/>
            <text:p text:style-name="P6"><text:placeholder text:placeholder-type="text">&lt;for each="study in studies(o, 'Método Analítico de Teor/Validação')"&gt;</text:placeholder></text:p>
            <text:p text:style-name="P54"><text:span text:style-name="T7">Ref.: </text:span><text:span text:style-name="T9"><text:placeholder text:placeholder-type="text">&lt;study.reference&gt;</text:placeholder></text:span><text:span text:style-name="T9">, </text:span><text:span text:style-name="T9"><text:placeholder text:placeholder-type="text">&lt;study.name&gt;</text:placeholder></text:span><text:span text:style-name="T9">,</text:span><text:span text:style-name="T9"><text:placeholder text:placeholder-type="text">&lt;study.laboratory_id.name&gt;</text:placeholder></text:span><text:span text:style-name="T9">, </text:span><text:span text:style-name="T9"><text:placeholder text:placeholder-type="text">&lt;study.director_author_id.name&gt;</text:placeholder></text:span><text:span text:style-name="T9">, <text:s text:c="5"/></text:span><text:span text:style-name="T9"><text:placeholder text:placeholder-type="text">&lt;study.number_of_pages&gt;</text:placeholder></text:span><text:span text:style-name="T9"> pag, </text:span><text:span text:style-name="T24"><text:placeholder text:placeholder-type="text">&lt;if test="study.end_date"&gt;</text:placeholder></text:span><text:span text:style-name="T24"><text:placeholder text:placeholder-type="text">&lt;formatLang(study.end_date,date=True)&gt;</text:placeholder></text:span><text:span text:style-name="T24"><text:placeholder text:placeholder-type="text">&lt;/if&gt;</text:placeholder></text:span><text:span text:style-name="T7"> </text:span></text:p>
            <text:p text:style-name="P52"/>
            <text:p text:style-name="P53"><text:placeholder text:placeholder-type="text">&lt;/for&gt;</text:placeholder></text:p>
          </table:table-cell>
        </table:table-row>
      </table:table>
      <text:p text:style-name="P60"/>
      <text:p text:style-name="P60"/>
      <text:p text:style-name="P60"/>
      <text:p text:style-name="P42"><text:span text:style-name="T31">Curitiba, </text:span><text:span text:style-name="T29"><text:date style:data-style-name="N76" text:date-value="2013-09-30T15:44:10" text:fixed="true">30 de setembro de 2013</text:date></text:span><text:span text:style-name="T31"> </text:span></text:p>
      <text:p text:style-name="P43"/>
      <text:p text:style-name="P43"/>
      <text:p text:style-name="P43"/>
      <text:p text:style-name="P4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6">ALTA – América Latina Tecnologia Agrícola</text:p>
            <text:p text:style-name="P4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45">Responsável Técnico e Representante Legal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cm" fo:margin-right="0cm" fo:margin-top="0cm" fo:margin-bottom="0cm" fo:line-height="100%" fo:text-align="justify" style:justify-single-word="false" fo:text-indent="0.018cm" style:auto-text-indent="false" fo:keep-with-next="always">
        <style:tab-stops>
          <style:tab-stop style:position="7.001cm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Body_20_Text_20_3" style:display-name="Body Text 3" style:family="paragraph" style:parent-style-name="Standard" style:default-outline-level="">
      <style:paragraph-properties fo:margin-top="0cm" fo:margin-bottom="0.212cm"/>
      <style:text-properties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499cm" fo:margin-right="0cm" fo:margin-top="0cm" fo:margin-bottom="0.212cm" fo:line-height="200%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style:font-name-asian="Times New Roman1" style:font-size-asian="11pt" style:language-asian="en" style:country-asian="US" style:font-size-complex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Heading_20_4_20_Char" style:display-name="Heading 4 Char" style:family="text" style:parent-style-name="Default_20_Paragraph_20_Font">
      <style:text-properties style:font-name="Times New Roman" fo:font-size="12pt" fo:font-style="italic" style:font-name-asian="Times New Roman1" style:font-size-asian="12pt" style:language-asian="en" style:country-asian="US" style:font-style-asian="italic" style:font-size-complex="12pt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8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5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2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9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3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0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7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4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normal" fo:background-color="transparent" style:font-name-asian="Times New Roman1" style:font-size-asian="8pt" style:language-asian="pt" style:country-asian="BR" style:font-weight-asian="normal" style:font-name-complex="Arial2" style:font-size-complex="8pt" style:font-style-complex="italic" style:font-weight-complex="normal"/>
    </style:style>
    <style:style style:name="MP2" style:family="paragraph" style:parent-style-name="Header">
      <style:paragraph-properties fo:margin-top="0cm" fo:margin-bottom="0cm" fo:line-height="100%" fo:text-align="end" style:justify-single-word="false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Prod"/><text:placeholder text:placeholder-type="text">&lt;o.formulated_product_id.name&gt;</text:placeholder><text:bookmark-end text:name="bkmHeaderProd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8</meta:editing-cycles>
    <meta:creation-date>2013-06-28T09:00:47</meta:creation-date>
    <dc:date>2014-02-12T16:09:13</dc:date>
    <meta:editing-duration>PT29M19S</meta:editing-duration>
    <meta:generator>LibreOffice/3.5$Linux_X86_64 LibreOffice_project/350m1$Build-2</meta:generator>
    <dc:creator>Juan Scarafia</dc:creator>
    <meta:document-statistic meta:table-count="2" meta:image-count="0" meta:object-count="0" meta:page-count="6" meta:paragraph-count="159" meta:word-count="949" meta:character-count="10993" meta:non-whitespace-character-count="10133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II.dotx" xlink:href=""/>
  </office:meta>
</office:document-meta>
</file>